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ANLSN+SFTT1200" svg:font-family="DANLSN+SFTT1200"/>
    <style:font-face style:name="EVPZXZ+SFTT1200" svg:font-family="EVPZXZ+SFTT1200"/>
    <style:font-face style:name="KBOGQM+SFTT1200" svg:font-family="KBOGQM+SFTT1200"/>
    <style:font-face style:name="Nimbus Sans L" svg:font-family="'Nimbus Sans L'"/>
    <style:font-face style:name="OpenSymbol1" svg:font-family="OpenSymbol"/>
    <style:font-face style:name="OpenSymbol" svg:font-family="OpenSymbol, 'Arial Unicode MS'"/>
    <style:font-face style:name="serif" svg:font-family="serif"/>
    <style:font-face style:name="ArialMT" svg:font-family="ArialMT" style:font-family-generic="swiss"/>
    <style:font-face style:name="NFFHEF+ArialMT" svg:font-family="NFFHEF+ArialMT" style:font-family-generic="swiss"/>
    <style:font-face style:name="Courier New" svg:font-family="'Courier New'" style:font-family-generic="modern" style:font-pitch="fixed"/>
    <style:font-face style:name="FZSongTi" svg:font-family="FZSongTi" style:font-pitch="variable"/>
    <style:font-face style:name="方正黑體" svg:font-family="方正黑體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Gothic" svg:font-family="Gothic" style:font-family-generic="system" style:font-pitch="variable"/>
    <style:font-face style:name="Lucida Sans Unicode" svg:font-family="'Lucida Sans Unicode'" style:font-family-generic="system" style:font-pitch="variable"/>
    <style:font-face style:name="Nimbus Sans L1" svg:font-family="'Nimbus Sans L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Liberation Serif" fo:font-size="12pt" fo:font-weight="normal" style:font-name-asian="NFFHEF+ArialMT" style:font-size-asian="12pt" style:font-weight-asian="normal" style:font-name-complex="NFFHEF+ArialMT" style:font-size-complex="12pt" style:font-weight-complex="normal"/>
    </style:style>
    <style:style style:name="P2" style:family="paragraph" style:parent-style-name="Standard">
      <style:paragraph-properties style:text-autospace="none"/>
      <style:text-properties fo:color="#000000" style:font-name="Liberation Serif" fo:font-size="12pt" fo:font-weight="normal" style:font-name-asian="NFFHEF+ArialMT" style:font-size-asian="12pt" style:font-weight-asian="normal" style:font-name-complex="NFFHEF+ArialMT" style:font-size-complex="12pt" style:font-weight-complex="normal"/>
    </style:style>
    <style:style style:name="P3" style:family="paragraph" style:parent-style-name="Standard">
      <style:paragraph-properties fo:line-height="100%" fo:text-align="start" style:justify-single-word="false" style:text-autospace="none"/>
      <style:text-properties fo:color="#000000" style:font-name="Liberation Serif" fo:font-size="12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KBOGQM+SFTT1200" style:font-size-asian="12pt" style:font-name-complex="KBOGQM+SFTT1200" style:font-size-complex="12pt"/>
    </style:style>
    <style:style style:name="P4" style:family="paragraph" style:parent-style-name="Standard">
      <style:paragraph-properties fo:line-height="100%" fo:text-align="start" style:justify-single-word="false" style:text-autospace="none"/>
      <style:text-properties fo:color="#000000" style:font-name="Liberation Serif" fo:font-size="12pt" style:text-underline-style="none" fo:font-weight="bold" style:text-underline-mode="continuous" style:text-overline-mode="continuous" style:text-line-through-mode="continuous" fo:background-color="transparent" style:font-name-asian="KBOGQM+SFTT1200" style:font-size-asian="12pt" style:font-name-complex="KBOGQM+SFTT1200" style:font-size-complex="12pt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fo:background-color="transparent" style:font-name-asian="DANLSN+SFTT1200" style:font-size-asian="12pt" style:font-name-complex="DANLSN+SFTT1200" style:font-size-complex="12pt"/>
    </style:style>
    <style:style style:name="P6" style:family="paragraph" style:parent-style-name="Standard">
      <style:paragraph-properties fo:line-height="100%" fo:text-align="start" style:justify-single-word="false"/>
    </style:style>
    <style:style style:name="P7" style:family="paragraph" style:parent-style-name="Standard">
      <style:paragraph-properties style:text-autospace="none"/>
      <style:text-properties fo:color="#00004b" style:font-name="Liberation Serif" fo:font-size="12.5pt" fo:font-weight="bold" style:font-name-asian="NFFHEF+ArialMT" style:font-size-asian="12.5pt" style:font-weight-asian="bold" style:font-name-complex="NFFHEF+ArialMT" style:font-size-complex="12.5pt" style:font-weight-complex="bold"/>
    </style:style>
    <style:style style:name="P8" style:family="paragraph" style:parent-style-name="Standard">
      <style:paragraph-properties style:writing-mode="lr-tb"/>
      <style:text-properties fo:color="#000000" style:font-name="Liberation Serif" fo:font-size="12.5pt" fo:font-weight="normal" style:font-name-asian="NFFHEF+ArialMT" style:font-size-asian="12.5pt" style:font-weight-asian="normal" style:font-name-complex="NFFHEF+ArialMT" style:font-size-complex="12.5pt" style:font-weight-complex="normal"/>
    </style:style>
    <style:style style:name="P9" style:family="paragraph" style:parent-style-name="Standard">
      <style:paragraph-properties style:writing-mode="lr-tb"/>
      <style:text-properties fo:color="#000000" style:font-name="Liberation Serif" fo:font-size="12pt" fo:font-weight="normal" style:font-name-asian="NFFHEF+ArialMT" style:font-size-asian="12pt" style:font-weight-asian="normal" style:font-name-complex="NFFHEF+ArialMT" style:font-size-complex="12pt" style:font-weight-complex="normal"/>
    </style:style>
    <style:style style:name="P10" style:family="paragraph" style:parent-style-name="Standard">
      <style:paragraph-properties fo:text-align="start" style:justify-single-word="false" style:text-autospace="none" style:writing-mode="lr-tb"/>
      <style:text-properties fo:color="#000000" style:font-name="Liberation Serif" fo:font-size="12pt" fo:font-style="normal" fo:font-weight="bold" style:font-name-asian="EVPZXZ+SFTT1200" style:font-size-asian="12pt" style:font-style-asian="normal" style:font-weight-asian="bold" style:font-name-complex="EVPZXZ+SFTT1200" style:font-size-complex="12pt" style:font-style-complex="normal" style:font-weight-complex="bold"/>
    </style:style>
    <style:style style:name="P11" style:family="paragraph" style:parent-style-name="Standard">
      <style:paragraph-properties style:writing-mode="lr-tb"/>
      <style:text-properties fo:color="#000000" style:font-name="Liberation Serif" fo:font-size="12pt" fo:font-style="normal" fo:font-weight="normal" style:font-name-asian="EVPZXZ+SFTT1200" style:font-size-asian="12pt" style:font-style-asian="normal" style:font-weight-asian="normal" style:font-name-complex="EVPZXZ+SFTT1200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text-autospace="none" style:writing-mode="lr-tb"/>
      <style:text-properties fo:color="#000000" style:font-name="Liberation Serif" fo:font-size="12pt" fo:font-style="normal" fo:font-weight="normal" style:font-name-asian="EVPZXZ+SFTT1200" style:font-size-asian="12pt" style:font-style-asian="normal" style:font-weight-asian="normal" style:font-name-complex="EVPZXZ+SFTT1200" style:font-size-complex="12pt" style:font-style-complex="normal" style:font-weight-complex="normal"/>
    </style:style>
    <style:style style:name="P13" style:family="paragraph" style:parent-style-name="Standard">
      <style:paragraph-properties style:writing-mode="lr-tb"/>
      <style:text-properties style:font-name="Liberation Serif"/>
    </style:style>
    <style:style style:name="P14" style:family="paragraph" style:parent-style-name="Standard">
      <style:paragraph-properties style:writing-mode="lr-tb"/>
      <style:text-properties style:font-name="Liberation Serif" fo:font-size="16pt" style:text-underline-style="solid" style:text-underline-width="auto" style:text-underline-color="font-color" fo:font-weight="bold" style:font-size-complex="16pt" style:font-weight-complex="bold"/>
    </style:style>
    <style:style style:name="P15" style:family="paragraph" style:parent-style-name="Standard">
      <style:paragraph-properties style:writing-mode="lr-tb"/>
      <style:text-properties style:font-name="Liberation Serif" fo:font-size="16pt" fo:font-weight="bold" style:font-size-complex="16pt" style:font-weight-complex="bold"/>
    </style:style>
    <style:style style:name="P16" style:family="paragraph" style:parent-style-name="Standard">
      <style:paragraph-properties style:writing-mode="lr-tb"/>
      <style:text-properties style:font-name="Liberation Serif" fo:font-size="16pt" fo:font-weight="bold" style:font-size-asian="16pt" style:font-size-complex="16pt" style:font-weight-complex="bold"/>
    </style:style>
    <style:style style:name="P17" style:family="paragraph" style:parent-style-name="Standard">
      <style:paragraph-properties style:writing-mode="lr-tb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style:writing-mode="lr-tb"/>
      <style:text-properties style:font-name="Liberation Serif" fo:font-size="16pt" fo:language="en" fo:country="US" fo:font-weight="bold" style:font-name-asian="Times New Roman" style:language-asian="zxx" style:country-asian="none" style:font-size-complex="16pt" style:font-weight-complex="bold"/>
    </style:style>
    <style:style style:name="P19" style:family="paragraph" style:parent-style-name="Standard">
      <style:paragraph-properties style:writing-mode="lr-tb"/>
      <style:text-properties style:font-name="Liberation Serif" fo:font-style="italic"/>
    </style:style>
    <style:style style:name="P20" style:family="paragraph" style:parent-style-name="Standard">
      <style:paragraph-properties style:writing-mode="lr-tb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style:writing-mode="lr-tb"/>
      <style:text-properties style:font-name="Liberation Serif" fo:font-style="italic" style:font-style-complex="italic"/>
    </style:style>
    <style:style style:name="P22" style:family="paragraph" style:parent-style-name="Standard">
      <style:paragraph-properties style:writing-mode="lr-tb"/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style:writing-mode="lr-tb"/>
      <style:text-properties style:font-name="Liberation Serif" fo:language="de" fo:country="DE" style:font-name-asian="Times New Roman" style:language-asian="zxx" style:country-asian="none"/>
    </style:style>
    <style:style style:name="P24" style:family="paragraph" style:parent-style-name="Standard">
      <style:paragraph-properties style:writing-mode="lr-tb"/>
      <style:text-properties style:font-name="Liberation Serif" fo:font-weight="bold"/>
    </style:style>
    <style:style style:name="P25" style:family="paragraph" style:parent-style-name="Standard">
      <style:paragraph-properties style:writing-mode="lr-tb"/>
      <style:text-properties style:font-name="Liberation Serif" fo:font-weight="bold" style:font-weight-complex="bold"/>
    </style:style>
    <style:style style:name="P26" style:family="paragraph" style:parent-style-name="Standard">
      <style:paragraph-properties style:writing-mode="lr-tb"/>
      <style:text-properties style:font-name="Liberation Serif" fo:font-weight="bold" style:font-weight-asian="bold" style:font-weight-complex="bold"/>
    </style:style>
    <style:style style:name="P27" style:family="paragraph" style:parent-style-name="Standard">
      <style:paragraph-properties style:writing-mode="lr-tb"/>
      <style:text-properties style:font-name="Liberation Serif" fo:font-weight="normal" style:font-weight-asian="normal" style:font-weight-complex="normal"/>
    </style:style>
    <style:style style:name="P28" style:family="paragraph" style:parent-style-name="Standard">
      <style:paragraph-properties style:writing-mode="lr-tb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style:writing-mode="lr-tb"/>
      <style:text-properties style:font-name="Liberation Serif" fo:font-size="12pt" style:font-size-asian="12pt" style:font-size-complex="12pt"/>
    </style:style>
    <style:style style:name="P30" style:family="paragraph" style:parent-style-name="Standard">
      <style:paragraph-properties style:writing-mode="lr-tb"/>
      <style:text-properties fo:color="#000080" style:font-name="Liberation Serif" fo:language="zxx" fo:country="none" fo:font-style="italic" style:text-underline-style="solid" style:text-underline-width="auto" style:text-underline-color="font-color" fo:font-weight="bold" style:font-style-complex="italic" style:font-weight-complex="bold"/>
    </style:style>
    <style:style style:name="P31" style:family="paragraph" style:parent-style-name="Standard">
      <style:paragraph-properties style:writing-mode="lr-tb"/>
      <style:text-properties fo:color="#000080" style:font-name="Liberation Serif" fo:language="zxx" fo:country="none" fo:font-style="italic" style:text-underline-style="none" fo:font-weight="normal" style:font-weight-asian="normal" style:font-style-complex="italic" style:font-weight-complex="normal"/>
    </style:style>
    <style:style style:name="P32" style:family="paragraph" style:parent-style-name="Standard">
      <style:paragraph-properties style:writing-mode="lr-tb"/>
      <style:text-properties fo:color="#000080" style:font-name="Liberation Serif" fo:language="zxx" fo:country="none" style:text-underline-style="none" fo:font-weight="normal" style:font-weight-asian="normal" style:font-weight-complex="normal"/>
    </style:style>
    <style:style style:name="P33" style:family="paragraph" style:parent-style-name="Standard">
      <style:paragraph-properties fo:text-align="start" style:justify-single-word="false" style:text-autospace="none" style:writing-mode="lr-tb"/>
      <style:text-properties style:font-name="ArialMT" fo:font-size="22pt" fo:font-style="italic" fo:font-weight="bold" style:font-name-asian="ArialMT" style:font-size-asian="22pt" style:font-style-asian="italic" style:font-weight-asian="bold" style:font-name-complex="ArialMT" style:font-size-complex="22pt" style:font-style-complex="italic" style:font-weight-complex="bold"/>
    </style:style>
    <style:style style:name="P34" style:family="paragraph" style:parent-style-name="Standard">
      <style:paragraph-properties fo:text-align="start" style:justify-single-word="false" style:text-autospace="none" style:writing-mode="lr-tb"/>
      <style:text-properties style:font-name="ArialMT" fo:font-size="22pt" fo:font-style="italic" fo:font-weight="normal" style:font-name-asian="ArialMT" style:font-size-asian="22pt" style:font-style-asian="italic" style:font-weight-asian="normal" style:font-name-complex="ArialMT" style:font-size-complex="22pt" style:font-style-complex="italic" style:font-weight-complex="normal"/>
    </style:style>
    <style:style style:name="P35" style:family="paragraph" style:parent-style-name="Standard">
      <style:paragraph-properties fo:margin-left="0.635cm" fo:margin-right="0cm" fo:text-indent="-0.635cm" style:auto-text-indent="false" style:writing-mode="lr-tb">
        <style:tab-stops/>
      </style:paragraph-properties>
      <style:text-properties style:font-name="Liberation Serif"/>
    </style:style>
    <style:style style:name="P36" style:family="paragraph" style:parent-style-name="Standard">
      <style:paragraph-properties fo:padding-left="0cm" fo:padding-right="0cm" fo:padding-top="0cm" fo:padding-bottom="0.074cm" fo:border-left="none" fo:border-right="none" fo:border-top="none" fo:border-bottom="0.035cm solid #000000" style:writing-mode="lr-tb"/>
      <style:text-properties style:font-name="Liberation Serif"/>
    </style:style>
    <style:style style:name="P37" style:family="paragraph" style:parent-style-name="Standard" style:master-page-name="Standard">
      <style:paragraph-properties style:page-number="auto" style:writing-mode="lr-tb"/>
      <style:text-properties style:font-name="Liberation Serif" fo:font-size="24pt" fo:font-style="normal" fo:font-weight="normal" style:font-size-complex="24pt"/>
    </style:style>
    <style:style style:name="P38" style:family="paragraph" style:parent-style-name="Standard">
      <style:paragraph-properties style:writing-mode="lr-tb"/>
    </style:style>
    <style:style style:name="P39" style:family="paragraph" style:parent-style-name="Standard">
      <style:paragraph-properties style:writing-mode="lr-tb"/>
      <style:text-properties style:font-name="Liberation Serif"/>
    </style:style>
    <style:style style:name="P40" style:family="paragraph" style:parent-style-name="Standard">
      <style:paragraph-properties style:writing-mode="lr-tb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41" style:family="paragraph" style:parent-style-name="Standard">
      <style:paragraph-properties style:writing-mode="lr-tb"/>
      <style:text-properties style:font-name="Liberation Serif" fo:font-size="16pt" fo:font-weight="bold" style:font-size-complex="16pt" style:font-weight-complex="bold"/>
    </style:style>
    <style:style style:name="P42" style:family="paragraph" style:parent-style-name="Standard">
      <style:paragraph-properties style:writing-mode="lr-tb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43" style:family="paragraph" style:parent-style-name="Standard" style:list-style-name="L1">
      <style:paragraph-properties style:writing-mode="lr-tb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44" style:family="paragraph" style:parent-style-name="Standard" style:list-style-name="L2">
      <style:paragraph-properties style:writing-mode="lr-tb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style:writing-mode="lr-tb"/>
      <style:text-properties style:font-name="Liberation Serif" fo:font-weight="bold" style:font-weight-asian="bold" style:font-weight-complex="bold"/>
    </style:style>
    <style:style style:name="P46" style:family="paragraph" style:parent-style-name="Standard">
      <style:paragraph-properties style:writing-mode="lr-tb"/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P47" style:family="paragraph" style:parent-style-name="Standard">
      <style:paragraph-properties fo:text-align="start" style:justify-single-word="false" style:text-autospace="none" style:writing-mode="lr-tb"/>
      <style:text-properties fo:color="#000000" style:font-name="Liberation Serif" fo:font-size="12pt" fo:font-style="normal" style:text-underline-style="solid" style:text-underline-width="auto" style:text-underline-color="font-color" fo:font-weight="bold" style:font-name-asian="EVPZXZ+SFTT1200" style:font-size-asian="12pt" style:font-style-asian="normal" style:font-weight-asian="bold" style:font-name-complex="EVPZXZ+SFTT1200" style:font-size-complex="12pt" style:font-style-complex="normal" style:font-weight-complex="bold"/>
    </style:style>
    <style:style style:name="P48" style:family="paragraph" style:parent-style-name="Standard">
      <style:paragraph-properties fo:text-align="start" style:justify-single-word="false" style:text-autospace="none" style:writing-mode="lr-tb"/>
      <style:text-properties fo:color="#000000" style:font-name="Liberation Serif" fo:font-size="12pt" fo:font-style="normal" fo:font-weight="normal" style:font-name-asian="EVPZXZ+SFTT1200" style:font-size-asian="12pt" style:font-style-asian="normal" style:font-weight-asian="normal" style:font-name-complex="EVPZXZ+SFTT1200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 style:text-autospace="none" style:writing-mode="lr-tb"/>
      <style:text-properties fo:color="#000000" style:font-name="serif" fo:font-size="12pt" fo:font-style="normal" style:text-underline-style="solid" style:text-underline-width="auto" style:text-underline-color="font-color" fo:font-weight="bold" style:font-name-asian="EVPZXZ+SFTT1200" style:font-size-asian="12pt" style:font-style-asian="normal" style:font-weight-asian="bold" style:font-name-complex="EVPZXZ+SFTT1200" style:font-size-complex="12pt" style:font-style-complex="normal" style:font-weight-complex="bold"/>
    </style:style>
    <style:style style:name="P50" style:family="paragraph" style:parent-style-name="Standard">
      <style:paragraph-properties style:writing-mode="lr-tb"/>
      <style:text-properties style:font-name="serif" fo:font-size="12pt" fo:font-weight="normal" style:font-weight-asian="normal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style:text-underline-style="solid" style:text-underline-width="auto" style:text-underline-color="font-color" fo:font-weight="bold" fo:background-color="transparent" style:font-name-asian="DANLSN+SFTT1200" style:font-size-asian="12pt" style:font-name-complex="DANLSN+SFTT1200" style:font-size-complex="12pt"/>
    </style:style>
    <style:style style:name="P52" style:family="paragraph" style:parent-style-name="Standard">
      <style:paragraph-properties fo:line-height="100%" fo:text-align="start" style:justify-single-word="false"/>
      <style:text-properties fo:color="#0000ff" style:font-name="Liberation Serif" fo:font-size="12pt" fo:font-style="italic" style:text-underline-style="none" fo:font-weight="normal" style:text-underline-mode="continuous" style:text-overline-mode="continuous" style:text-line-through-mode="continuous" fo:background-color="transparent" style:font-name-asian="DANLSN+SFTT1200" style:font-size-asian="12pt" style:font-style-asian="italic" style:font-name-complex="DANLSN+SFTT1200" style:font-size-complex="12pt" style:font-style-complex="italic"/>
    </style:style>
    <style:style style:name="T1" style:family="text">
      <style:text-properties fo:font-size="16pt" fo:font-weight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tyle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weight="normal" style:font-weight-complex="normal"/>
    </style:style>
    <style:style style:name="T7" style:family="text">
      <style:text-properties fo:font-weight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name-complex="Arial" style:font-weight-complex="bold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000000" style:font-name="Liberation Serif" fo:font-size="12pt" fo:font-style="normal" style:text-underline-style="none" style:font-name-asian="EVPZXZ+SFTT1200" style:font-size-asian="12pt" style:font-style-asian="normal" style:font-name-complex="EVPZXZ+SFTT1200" style:font-size-complex="12pt" style:font-style-complex="normal"/>
    </style:style>
    <style:style style:name="T13" style:family="text">
      <style:text-properties fo:color="#000000" style:font-name="Liberation Serif" fo:font-size="12pt" fo:font-style="normal" style:text-underline-style="none" fo:font-weight="normal" style:font-name-asian="EVPZXZ+SFTT1200" style:font-size-asian="12pt" style:font-style-asian="normal" style:font-weight-asian="normal" style:font-name-complex="EVPZXZ+SFTT1200" style:font-size-complex="12pt" style:font-style-complex="normal" style:font-weight-complex="normal"/>
    </style:style>
    <style:style style:name="T14" style:family="text">
      <style:text-properties fo:color="#0000ff" style:font-name="Liberation Serif" fo:font-size="12pt" style:text-underline-style="none" fo:font-weight="normal" style:text-underline-mode="continuous" style:text-overline-mode="continuous" style:text-line-through-mode="continuous" fo:background-color="transparent" style:font-name-asian="DANLSN+SFTT1200" style:font-size-asian="12pt" style:font-name-complex="DANLSN+SFTT1200" style:font-size-complex="12pt"/>
    </style:style>
    <style:style style:name="T15" style:family="text">
      <style:text-properties style:font-name="Liberation Serif" fo:font-weight="normal" style:font-weight-asian="normal" style:font-weight-complex="normal"/>
    </style:style>
    <style:style style:name="T16" style:family="text">
      <style:text-properties style:text-underline-style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tab/><text:tab/><text:tab/><text:tab/><text:tab/><text:tab/><text:span text:style-name="T8">FM1</text:span></text:p>
      <text:p text:style-name="P14">Übung:</text:p>
      <text:p text:style-name="P13">Besteht aus 3 Teilen:</text:p>
      <text:p text:style-name="P13"/>
      <text:p text:style-name="P13">- Tutorium</text:p>
      <text:p text:style-name="P13">- Hausaufgaben</text:p>
      <text:p text:style-name="P13">- Tests</text:p>
      <text:p text:style-name="P20"/>
      <text:p text:style-name="P15">Tutorium:</text:p>
      <text:p text:style-name="P13"><text:span text:style-name="T1">- </text:span><text:span text:style-name="T5">Ü</text:span>bung und Vertiefen des Stoffes aus der Vorlesung( Keine Wiederholung! )</text:p>
      <text:p text:style-name="P23"/>
      <text:p text:style-name="P18">Hausaufgaben:</text:p>
      <text:p text:style-name="P13"><text:span text:style-name="T5">-</text:span><text:span text:style-name="T1"> </text:span><text:span text:style-name="T5">12</text:span> Arbeitsblätter, davon 9 zu bestehen</text:p>
      <text:p text:style-name="P13">- Arbeitsblatt kommt am Mittwoch raus auf ISIS</text:p>
      <text:p text:style-name="P13">- Abgabe:</text:p>
      <text:p text:style-name="P35">Für Montags-Tutorien: Donnerstag in 9 Tagen bis 23:55Uhr auf ISIS</text:p>
      <text:p text:style-name="P13">Für Dienstags-Tutorien: Freitag in 9 Tagen bis 23:55Uhr auf ISIS</text:p>
      <text:p text:style-name="P25"/>
      <text:p text:style-name="P21">Tipps für die Hausaufgaben:</text:p>
      <text:p text:style-name="P21"/>
      <text:p text:style-name="P13"><text:span text:style-name="T3">- </text:span>Lass bitte keine Aufgabe aus, dass fällt auf, bearbeite sie notfalls teilweise und zeige, dass Du das Problem verstanden hast. </text:p>
      <text:p text:style-name="P13">- Mach die Hausaufgaben in der betreuten Rechnerzeit, die Tutoren helfen sehr gut und sagen Dir, was falsch ist und wie man es richtig macht.</text:p>
      <text:p text:style-name="P35">Termine der betreuten Rechnerzeit im TEL 206 ( das ist das große Haus mit dem Telekom T: )</text:p>
      <text:p text:style-name="P13"/>
      <text:p text:style-name="P13">Do: 12-18Uhr und 16-19Uhr</text:p>
      <text:p text:style-name="P13">Fr: 10-16Uhr</text:p>
      <text:p text:style-name="P13"/>
      <text:p text:style-name="P15">Tests:</text:p>
      <text:p text:style-name="P13"><text:span text:style-name="T5">- 2</text:span> Tests</text:p>
      <text:p text:style-name="P13">- Dauer: ca. 20Min.</text:p>
      <text:p text:style-name="P13">- bestanden mit insgesamt 50% der Punkte in beiden Tests</text:p>
      <text:p text:style-name="P8">Termine:</text:p>
      <text:p text:style-name="P9">18./19.11.2013</text:p>
      <text:p text:style-name="P1">16./17.12.2013</text:p>
      <text:p text:style-name="P2">29.01.2014 (Wiederholungstermin)</text:p>
      <text:p text:style-name="P7"/>
      <text:p text:style-name="P21">Hinweis:</text:p>
      <text:p text:style-name="P25">Solltest Du wegen Krankheit nicht erscheinen können, benötigst Du einen ärztlichen Attest, sonst ist der/die Test/Klausur nicht bestanden.</text:p>
      <text:p text:style-name="P13"/>
      <text:p text:style-name="P17">Projektaufgabe:</text:p>
      <text:list xml:id="list1470169324742599072" text:style-name="L2">
        <text:list-item>
          <text:p text:style-name="P44">Kleines Softwareprojekt</text:p>
        </text:list-item>
      </text:list>
      <text:list xml:id="list7118294384157815011" text:style-name="L1">
        <text:list-item>
          <text:p text:style-name="P43">3 aufeinander aufbauende Meilensteine</text:p>
        </text:list-item>
      </text:list>
      <text:p text:style-name="P28"/>
      <text:p text:style-name="P15">Klausurtermine:</text:p>
      <text:p text:style-name="P28">18.02.2014</text:p>
      <text:p text:style-name="P28">08.04.2014 (Nachklausur)</text:p>
      <text:p text:style-name="P15"><text:soft-page-break/>Links:</text:p>
      <text:p text:style-name="P26"/>
      <text:p text:style-name="P46">Programmierkurs für Studentinnen:</text:p>
      <text:p text:style-name="P38"><text:span text:style-name="T15">Montags von 16-18Uhr in </text:span>MAR 6.001<text:span text:style-name="T15"> </text:span></text:p>
      <text:p text:style-name="P26"/>
      <text:p text:style-name="P46">Seite der Fachmentoren:</text:p>
      <text:p text:style-name="P32">https://www.isis.tu-berlin.de/2.0/course/view.php?id=660</text:p>
      <text:p text:style-name="P31">Hinweis: Die Lösungen der Aufgaben werden auf der ISIS-Seite der Fachmentoren veröffentlicht.</text:p>
      <text:p text:style-name="P30"/>
      <text:p text:style-name="P46">Seite von MPGI1:</text:p>
      <text:p text:style-name="P13">https://www.isis.tu-berlin.de/2.0/course/view.php?id=504</text:p>
      <text:p text:style-name="P5"/>
      <text:p text:style-name="P51">Altklausuren:</text:p>
      <text:p text:style-name="P6"><text:a xlink:type="simple" xlink:href="http://docs.freitagsrunde.org/Klausuren/MPGI1/"><text:span text:style-name="T14">http://docs.freitagsrunde.org/Klausuren/MPGI1/</text:span></text:a></text:p>
      <text:p text:style-name="P6"><text:a xlink:type="simple" xlink:href="http://docs.freitagsrunde.org/Klausuren/Informatik_1/"><text:span text:style-name="T14">http://docs.freitagsrunde.org/Klausuren/Informatik_1/</text:span></text:a></text:p>
      <text:p text:style-name="P52">( früher war MPGI1 Informatik 1 )</text:p>
      <text:p text:style-name="P4"/>
      <text:p text:style-name="P3">WinSCP:</text:p>
      <text:p text:style-name="P33"><text:a xlink:type="simple" xlink:href="http://winscp.net/"><text:span text:style-name="T13">http://winscp.net</text:span></text:a></text:p>
      <text:p text:style-name="P10"/>
      <text:p text:style-name="P47">PuTTY:</text:p>
      <text:p text:style-name="P34"><text:a xlink:type="simple" xlink:href="http://www.putty.org/"><text:span text:style-name="T12">http://www.putty.org/</text:span></text:a></text:p>
      <text:p text:style-name="P12"/>
      <text:p text:style-name="P47">WebOpal:</text:p>
      <text:p text:style-name="P12"><text:a xlink:type="simple" xlink:href="http://opal.gehaxelt.in/"><text:span text:style-name="T16">http://opal.gehaxelt.in/</text:span></text:a></text:p>
      <text:p text:style-name="P12"/>
      <text:p text:style-name="P47">Bibliotheca Opalica</text:p>
      <text:p text:style-name="P12">https://projects.uebb.tu-berlin.de/opal/dosfop/2.4a/bibopalicaman/</text:p>
      <text:p text:style-name="P12"/>
      <text:p text:style-name="P49">Sprachkurse:</text:p>
      <text:p text:style-name="P50">ZEMS: http://www.zems.tu-berlin.de/</text:p>
      <text:p text:style-name="P50">SKB: http://www.skb.tu-berlin.de/</text:p>
      <text:p text:style-name="P12"/>
      <text:p text:style-name="P11"/>
      <text:p text:style-name="P16">Aufgabe 1. Funktionsbegriff</text:p>
      <text:p text:style-name="P13"/>
      <text:p text:style-name="P27">a)Was ist bitte eine Funktion?</text:p>
      <text:p text:style-name="P27"/>
      <text:p text:style-name="P27">b)Was ist bitte der Unterschied zwischen einer partiellen und einer totalen Funktion?</text:p>
      <text:p text:style-name="P27"/>
      <text:p text:style-name="P27">c)Was beinhaltet bitte die formale Definition einer Funktion?</text:p>
      <text:p text:style-name="P27"/>
      <text:p text:style-name="P17">Aufgabe 2. Modularisierung</text:p>
      <text:p text:style-name="P17"/>
      <text:p text:style-name="P28">a)Was kann man bitte darunter im Zusammenhang mit Opal verstehen?</text:p>
      <text:p text:style-name="P28"/>
      <text:p text:style-name="P27">b)Welcher Teil der formalen Definition darf bitte in welchem Abschnitt stehen?</text:p>
      <text:p text:style-name="P27"/>
      <text:p text:style-name="P27">e)Welche Auswirkungen auf die Sichtbarkeit lassen sich bitte dabei erkennen?</text:p>
      <text:p text:style-name="P27"/>
      <text:p text:style-name="P26"/>
      <text:p text:style-name="P16"><text:soft-page-break/>Mein erstes Opalprogramm</text:p>
      <text:p text:style-name="P29"/>
      <text:p text:style-name="P13">Ein Beispiel aus der Mathematik:</text:p>
      <text:p text:style-name="P13"/>
      <text:p text:style-name="P13">Wir geben eine Funktion f an mit Definitions- und Wertebereich, die das doppelte einer übergebenen Zahl x berechnet.</text:p>
      <text:p text:style-name="P13"/>
      <text:p text:style-name="P13">f: R → R mit f(x) = 2*x</text:p>
      <text:p text:style-name="P13"/>
      <text:p text:style-name="P13">Wir können der Funktion auch einen anderen Namen geben, z.B. mul2:</text:p>
      <text:p text:style-name="P13"/>
      <text:p text:style-name="P13">mul2: R → R mit mul2(x) = 2*x</text:p>
      <text:p text:style-name="P13"/>
      <text:p text:style-name="P21">In Opal:</text:p>
      <text:p text:style-name="P13"/>
      <text:p text:style-name="P13">Wir brauchen 2 Dateien:</text:p>
      <text:p text:style-name="P13"/>
      <text:p text:style-name="P13"><text:tab/><text:tab/>Math.sign<text:tab/><text:tab/><text:tab/><text:tab/><text:tab/><text:tab/><text:tab/>Math.impl</text:p>
      <text:p text:style-name="P13">_________________________________ <text:s text:c="5"/><text:tab/><text:tab/>_________________________________</text:p>
      <text:p text:style-name="P13">SIGNATURE Math<text:tab/><text:tab/><text:tab/><text:tab/> <text:s text:c="7"/><text:tab/><text:tab/>IMPLEMENTATION Math</text:p>
      <text:p text:style-name="P13"/>
      <text:p text:style-name="P13">IMPORT Real COMPLETELY<text:tab/><text:tab/><text:tab/><text:tab/>IMPORT Real COMPLETELY</text:p>
      <text:p text:style-name="P13"/>
      <text:p text:style-name="P13">FUN mul2: real → real<text:tab/><text:tab/><text:tab/><text:tab/><text:tab/>DEF mul2 == \\x. 2*x</text:p>
      <text:p text:style-name="P13"/>
      <text:p text:style-name="P13"><text:span text:style-name="T7">Starten des Programms: </text:span><text:span text:style-name="T6">(Die fettgedruckten Befehle sind Eingaben)</text:span></text:p>
      <text:p text:style-name="P25"/>
      <text:p text:style-name="P22">Hinweis: Gehe zuerst bitte in das Verzeichnis, wo Du Deine .impl- und .sign-Dateien gespeichert hast <text:s text:c="2"/></text:p>
      <text:p text:style-name="P13"/>
      <text:p text:style-name="P21">pronto quoc-hung 21 (FM/Blatt1): <text:span text:style-name="T7">oasys1</text:span></text:p>
      <text:p text:style-name="P19">oasys version 1.1e (ocs version 2.3n), (c) 1989-2001 The OPAL Group, TU Berlin</text:p>
      <text:p text:style-name="P19">&gt;<text:span text:style-name="T7">a Math</text:span></text:p>
      <text:p text:style-name="P19">loading Math.sign</text:p>
      <text:p text:style-name="P19">loading Math.impl</text:p>
      <text:p text:style-name="P19">&gt;<text:span text:style-name="T7">f Math.sign</text:span></text:p>
      <text:p text:style-name="P19">Math.sign&gt;<text:span text:style-name="T7">e mul2(3)</text:span></text:p>
      <text:p text:style-name="P19">checking Math.sign</text:p>
      <text:p text:style-name="P19">checking Math.impl</text:p>
      <text:p text:style-name="P19">compiling Math.impl</text:p>
      <text:p text:style-name="P19">starting evaluator process</text:p>
      <text:p text:style-name="P19">6</text:p>
      <text:p text:style-name="P36"/>
      <text:p text:style-name="P36">mit <text:span text:style-name="T10">q </text:span><text:span text:style-name="T11">läßt sich Oasys wieder schließen</text:span></text:p>
      <text:p text:style-name="P13"/>
      <text:p text:style-name="P26"/>
      <text:p text:style-name="P17"/>
      <text:p text:style-name="P17"/>
      <text:p text:style-name="P17"/>
      <text:p text:style-name="P17"/>
      <text:p text:style-name="P17"><text:soft-page-break/>Aufgabe 3.</text:p>
      <text:p text:style-name="P26"/>
      <text:p text:style-name="P13">Erstelle bitte zwei Dateien mit den Namen HelloWorld.sign und HelloWorld.impl, und schreibe bitte eine Funktion <text:span text:style-name="T4">sayHello</text:span>, die “Hello World!” ausgeben kann. </text:p>
      <text:p text:style-name="P13"/>
      <text:p text:style-name="P21">Hinweis:</text:p>
      <text:p text:style-name="P13"/>
      <text:p text:style-name="P19">Um mit Zeichenketten arbeiten zu können, muss man die Struktur <text:span text:style-name="T9">DENOTATION</text:span> importieren.</text:p>
      <text:p text:style-name="P19">Zeichenketten in Opal stehen in Anführungsstrichen (Bsp: “text”). Da Du keine Eingabeargumente hast, entfällt das \\x. </text:p>
      <text:p text:style-name="P25"/>
      <text:p text:style-name="P24"><text:span text:style-name="T2">Aufgabe 4</text:span>.</text:p>
      <text:p text:style-name="P13"/>
      <text:p text:style-name="P13">Erstelle bitte <text:s/>zwei Dateien mit den Namen Cubic.sign und Cubic.impl, und schreibe bitte eine Funktion <text:span text:style-name="T4">cubic</text:span>, welche eine Nat-Zahl hoch drei nimmt. </text:p>
      <text:p text:style-name="P13"/>
      <text:p text:style-name="P21">Hinweis:</text:p>
      <text:p text:style-name="P13"/>
      <text:p text:style-name="P19">Für die Aufgabe musst Du bitte die Struktur <text:span text:style-name="T9">Nat</text:span> importieren. </text:p>
      <text:p text:style-name="P13"/>
      <text:p text:style-name="P16">Aufgabe 5.</text:p>
      <text:p text:style-name="P13"/>
      <text:p text:style-name="P13">Erstelle bitte zwei Dateien mit den Namen Addition.sign und Addition.impl, und schreibe bitte eine Funktion <text:span text:style-name="T4">sum</text:span>, die zwei natürliche Zahlen addiert. Die Funktion soll von außen nicht 'sichtbar' sein</text:p>
      <text:p text:style-name="P13"/>
      <text:p text:style-name="P21">Hinweis:</text:p>
      <text:p text:style-name="P13"/>
      <text:p text:style-name="P19">Da Ihr zwei Eingabeargumente habt, lautet die Deklaration sum: nat ** nat → nat und die Definition beginnt mit sum == \\x,y. </text:p>
      <text:p text:style-name="P19">Eine Funktion ist nicht sichtbar, wenn die Deklaration FUN:... <text:s/>nur in der .impl steht.</text:p>
      <text:p text:style-name="P13"/>
      <text:p text:style-name="P25"><text:span text:style-name="T2">Aufgabe 6.</text:span> </text:p>
      <text:p text:style-name="P13"/>
      <text:p text:style-name="P13">Schreibe bitte in den vorgestellten Dateien Math.sign und Math.impl eine Funktion <text:span text:style-name="T4">spherePerimeter</text:span>, die den Umfang einer Kugel ( Umfang = 2*PI*radius ) berechnet. Die Funktion soll von aussen sichtbar sein. Definiere Dir bitte dazu die Zahl <text:span text:style-name="T4">PI</text:span>. Diese soll als Hilfskonstante nicht sichtbar sein und die Zahl Pi darstellen ( Zwei Nachkommastellen genügen ). Benutze bitte die Funktion <text:span text:style-name="T4">mul2</text:span> von oben. </text:p>
      <text:p text:style-name="P13"/>
      <text:p text:style-name="P21">Hinweis:</text:p>
      <text:p text:style-name="P13"/>
      <text:p text:style-name="P19">Beachte, dass Du bitte PI konvertieren musst, da es eine Kommazahl ist. </text:p>
      <text:p text:style-name="P19">Bsp. : Statt 1,2 schreibt man “1.2”! (inkl. dem !)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ANLSN+SFTT1200" svg:font-family="DANLSN+SFTT1200"/>
    <style:font-face style:name="EVPZXZ+SFTT1200" svg:font-family="EVPZXZ+SFTT1200"/>
    <style:font-face style:name="KBOGQM+SFTT1200" svg:font-family="KBOGQM+SFTT1200"/>
    <style:font-face style:name="Nimbus Sans L" svg:font-family="'Nimbus Sans L'"/>
    <style:font-face style:name="OpenSymbol1" svg:font-family="OpenSymbol"/>
    <style:font-face style:name="OpenSymbol" svg:font-family="OpenSymbol, 'Arial Unicode MS'"/>
    <style:font-face style:name="serif" svg:font-family="serif"/>
    <style:font-face style:name="ArialMT" svg:font-family="ArialMT" style:font-family-generic="swiss"/>
    <style:font-face style:name="NFFHEF+ArialMT" svg:font-family="NFFHEF+ArialMT" style:font-family-generic="swiss"/>
    <style:font-face style:name="Courier New" svg:font-family="'Courier New'" style:font-family-generic="modern" style:font-pitch="fixed"/>
    <style:font-face style:name="FZSongTi" svg:font-family="FZSongTi" style:font-pitch="variable"/>
    <style:font-face style:name="方正黑體" svg:font-family="方正黑體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Gothic" svg:font-family="Gothic" style:font-family-generic="system" style:font-pitch="variable"/>
    <style:font-face style:name="Lucida Sans Unicode" svg:font-family="'Lucida Sans Unicode'" style:font-family-generic="system" style:font-pitch="variable"/>
    <style:font-face style:name="Nimbus Sans L1" svg:font-family="'Nimbus Sans L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Times New Roman" style:font-size-asian="12pt" style:language-asian="zxx" style:country-asian="none" style:font-name-complex="Times New Roman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Times New Roman" fo:font-size="12pt" fo:language="en" fo:country="US" style:font-name-asian="FZSongTi" style:language-asian="zh" style:country-asian="CN" style:font-name-complex="Times New Roman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Gothic" style:font-size-asian="14pt" style:font-name-complex="Nimbus Sans 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Nimbus Sans 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imbus Sans L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方正黑體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Index_20__28_user_29_" style:display-name="Index (user)" style:family="paragraph" style:parent-style-name="Standard"/>
    <style:style style:name="WW-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caption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RTF_5f_Num_20_2_20_1" style:display-name="RTF_Num 2 1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2_20_2" style:display-name="RTF_Num 2 2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2_20_3" style:display-name="RTF_Num 2 3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2_20_4" style:display-name="RTF_Num 2 4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2_20_5" style:display-name="RTF_Num 2 5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2_20_6" style:display-name="RTF_Num 2 6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2_20_7" style:display-name="RTF_Num 2 7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2_20_8" style:display-name="RTF_Num 2 8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2_20_9" style:display-name="RTF_Num 2 9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2_20_10" style:display-name="RTF_Num 2 10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3_20_1" style:display-name="RTF_Num 3 1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3_20_2" style:display-name="RTF_Num 3 2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3_20_3" style:display-name="RTF_Num 3 3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3_20_4" style:display-name="RTF_Num 3 4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3_20_5" style:display-name="RTF_Num 3 5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3_20_6" style:display-name="RTF_Num 3 6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3_20_7" style:display-name="RTF_Num 3 7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3_20_8" style:display-name="RTF_Num 3 8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3_20_9" style:display-name="RTF_Num 3 9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3_20_10" style:display-name="RTF_Num 3 10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4_20_1" style:display-name="RTF_Num 4 1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4_20_2" style:display-name="RTF_Num 4 2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4_20_3" style:display-name="RTF_Num 4 3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4_20_4" style:display-name="RTF_Num 4 4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4_20_5" style:display-name="RTF_Num 4 5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4_20_6" style:display-name="RTF_Num 4 6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4_20_7" style:display-name="RTF_Num 4 7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4_20_8" style:display-name="RTF_Num 4 8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4_20_9" style:display-name="RTF_Num 4 9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4_20_10" style:display-name="RTF_Num 4 10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5_20_1" style:display-name="RTF_Num 5 1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5_20_2" style:display-name="RTF_Num 5 2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5_20_3" style:display-name="RTF_Num 5 3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5_20_4" style:display-name="RTF_Num 5 4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5_20_5" style:display-name="RTF_Num 5 5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5_20_6" style:display-name="RTF_Num 5 6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5_20_7" style:display-name="RTF_Num 5 7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5_20_8" style:display-name="RTF_Num 5 8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5_20_9" style:display-name="RTF_Num 5 9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5_20_10" style:display-name="RTF_Num 5 10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6_20_1" style:display-name="RTF_Num 6 1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6_20_2" style:display-name="RTF_Num 6 2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6_20_3" style:display-name="RTF_Num 6 3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6_20_4" style:display-name="RTF_Num 6 4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6_20_5" style:display-name="RTF_Num 6 5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6_20_6" style:display-name="RTF_Num 6 6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6_20_7" style:display-name="RTF_Num 6 7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6_20_8" style:display-name="RTF_Num 6 8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6_20_9" style:display-name="RTF_Num 6 9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6_20_10" style:display-name="RTF_Num 6 10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7_20_1" style:display-name="RTF_Num 7 1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7_20_2" style:display-name="RTF_Num 7 2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7_20_3" style:display-name="RTF_Num 7 3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7_20_4" style:display-name="RTF_Num 7 4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7_20_5" style:display-name="RTF_Num 7 5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7_20_6" style:display-name="RTF_Num 7 6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7_20_7" style:display-name="RTF_Num 7 7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7_20_8" style:display-name="RTF_Num 7 8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7_20_9" style:display-name="RTF_Num 7 9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7_20_10" style:display-name="RTF_Num 7 10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8_20_1" style:display-name="RTF_Num 8 1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8_20_2" style:display-name="RTF_Num 8 2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8_20_3" style:display-name="RTF_Num 8 3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8_20_4" style:display-name="RTF_Num 8 4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8_20_5" style:display-name="RTF_Num 8 5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8_20_6" style:display-name="RTF_Num 8 6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8_20_7" style:display-name="RTF_Num 8 7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8_20_8" style:display-name="RTF_Num 8 8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8_20_9" style:display-name="RTF_Num 8 9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8_20_10" style:display-name="RTF_Num 8 10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9_20_1" style:display-name="RTF_Num 9 1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9_20_2" style:display-name="RTF_Num 9 2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9_20_3" style:display-name="RTF_Num 9 3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9_20_4" style:display-name="RTF_Num 9 4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9_20_5" style:display-name="RTF_Num 9 5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9_20_6" style:display-name="RTF_Num 9 6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9_20_7" style:display-name="RTF_Num 9 7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9_20_8" style:display-name="RTF_Num 9 8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9_20_9" style:display-name="RTF_Num 9 9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9_20_10" style:display-name="RTF_Num 9 10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Bullet_20_Symbols_20__28_user_29_" style:display-name="Bullet Symbols (user)" style:family="text">
      <style:text-properties style:use-window-font-color="true"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Numbering_20_Symbols_20__28_user_29_" style:display-name="Numbering Symbols (user)" style:family="text">
      <style:text-properties style:use-window-font-color="true" style:font-name="Times New Roman" fo:font-size="12pt" fo:language="en" fo:country="US" style:font-name-asian="FZSongTi" style:language-asian="zh" style:country-asian="CN" style:font-name-complex="Times New Roman" style:font-size-complex="12pt"/>
    </style:style>
    <style:style style:name="Internet_20_link_20__28_user_29_" style:display-name="Internet link (user)" style:family="text">
      <style:text-properties fo:color="#000080" style:font-name="Times New Roman" fo:font-size="12pt" fo:language="zxx" fo:country="none" style:text-underline-style="solid" style:text-underline-width="auto" style:text-underline-color="font-color" style:font-name-asian="FZSongTi" style:language-asian="zxx" style:country-asian="none" style:font-name-complex="Times New Roman" style:font-size-complex="12pt"/>
    </style:style>
    <style:style style:name="WW-Internet_20_link" style:display-name="WW-Internet link" style:family="text"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WW-Bullet_20_Symbols" style:display-name="WW-Bullet Symbols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WW-Internet_20_link1" style:display-name="WW-Internet link1" style:family="text">
      <style:text-properties fo:color="#000080" style:font-name="Times New Roman" fo:font-size="12pt" fo:language="zxx" fo:country="none" style:text-underline-style="solid" style:text-underline-width="auto" style:text-underline-color="font-color" style:font-name-asian="Times New Roman" style:language-asian="zxx" style:country-asian="none" style:font-name-complex="Times New Roman" style:font-size-complex="12pt"/>
    </style:style>
    <style:style style:name="WW-Bullet_20_Symbols1" style:display-name="WW-Bullet Symbols1" style:family="text">
      <style:text-properties style:use-window-font-color="true"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oc-Hung Dinh</meta:initial-creator>
    <meta:creation-date>2010-10-25T16:58:00</meta:creation-date>
    <dc:date>2013-10-21T20:40:38.35</dc:date>
    <meta:generator>OpenOffice/4.0.1$Win32 OpenOffice.org_project/401m5$Build-9714</meta:generator>
    <meta:editing-duration>PT1H50M47S</meta:editing-duration>
    <meta:editing-cycles>14</meta:editing-cycles>
    <dc:creator>Hung Dinh</dc:creator>
    <meta:document-statistic meta:table-count="0" meta:image-count="0" meta:object-count="0" meta:page-count="4" meta:paragraph-count="114" meta:word-count="700" meta:character-count="5012"/>
  </office:meta>
</office:document-meta>
</file>